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FF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2pt solid #000000" fo:background-color="#99CCFF"/>
      <style:text-properties style:font-name="Calibri1" style:font-name-asian="Calibri1" style:font-name-complex="Calibri1"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FF0000" style:vertical-align="middle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/>
    </style:style>
    <style:style style:name="ce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/>
    </style:style>
    <style:style style:name="ce75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2pt solid #000000" fo:border-bottom="2pt solid #000000" fo:border-left="2pt solid #FF0000" fo:border-right="2pt solid #00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2pt solid #000000" fo:border-left="2pt solid #00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105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22">
      <style:table-cell-properties fo:border-top="2pt solid #000000" fo:border-bottom="2pt solid #000000" fo:border-left="2pt solid #000000" fo:border-right="thin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503333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677333333333333cm"/>
    </style:style>
    <style:style style:name="co5" style:family="table-column">
      <style:table-column-properties fo:break-before="auto" style:column-width="0.402166666666667cm"/>
    </style:style>
    <style:style style:name="co6" style:family="table-column">
      <style:table-column-properties fo:break-before="auto" style:column-width="4.74133333333333cm"/>
    </style:style>
    <style:style style:name="co7" style:family="table-column">
      <style:table-column-properties fo:break-before="auto" style:column-width="0.99483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1.41816666666667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1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6"/>
      <style:map style:condition="of:cell-content()&lt;=0" style:apply-style-name="cf5"/>
    </style:style>
    <style:style style:name="ce11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6"/>
      <style:map style:condition="of:cell-content()&lt;=0" style:apply-style-name="cf5"/>
    </style:style>
    <style:style style:name="ce1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6"/>
      <style:map style:condition="of:cell-content()&lt;=0" style:apply-style-name="cf5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6"/>
      <style:map style:condition="of:cell-content()&lt;=0" style:apply-style-name="cf5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6"/>
      <style:map style:condition="of:cell-content()&lt;=0" style:apply-style-name="cf5"/>
    </style:style>
    <style:style style:name="ce1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6"/>
      <style:map style:condition="of:cell-content()&lt;=0" style:apply-style-name="cf5"/>
    </style:style>
    <style:style style:name="ce12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6"/>
      <style:map style:condition="of:cell-content()&lt;=0" style:apply-style-name="cf5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6"/>
      <style:map style:condition="of:cell-content()&lt;=0" style:apply-style-name="cf5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6"/>
      <style:map style:condition="of:cell-content()&lt;=0" style:apply-style-name="cf5"/>
    </style:style>
    <style:style style:name="ce123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6"/>
      <style:map style:condition="of:cell-content()&lt;=0" style:apply-style-name="cf5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6"/>
      <style:map style:condition="of:cell-content()&lt;=0" style:apply-style-name="cf5"/>
    </style:style>
    <style:style style:name="ce12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6"/>
      <style:map style:condition="of:cell-content()&lt;=0" style:apply-style-name="cf5"/>
    </style:style>
    <style:style style:name="ce126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  <style:map style:condition="of:cell-content()&gt;0" style:apply-style-name="cf6"/>
      <style:map style:condition="of:cell-content()&lt;=0" style:apply-style-name="cf5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eb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9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0" table:style-name="ce2"/>
          <table:table-cell table:number-columns-spanned="2" table:number-rows-spanned="1" table:style-name="ce61"/>
          <table:covered-table-cell/>
          <table:table-cell table:number-columns-repeated="16341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3">
            <text:p>29</text:p>
          </table:table-cell>
          <table:table-cell table:number-columns-repeated="5" table:style-name="ce3"/>
          <table:table-cell office:value-type="string" table:style-name="ce7">
            <office:annotation draw:style-name="a0" svg:x="10.15in" svg:y="0.05in" svg:width="3.7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1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2" table:formula="of:=SUM([.H3:.AJ3])" table:style-name="ce114">
            <text:p>2</text:p>
          </table:table-cell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number-columns-repeated="3" table:style-name="ce19"/>
          <table:table-cell office:value-type="float" office:value="2" table:style-name="ce19">
            <text:p>2</text:p>
          </table:table-cell>
          <table:table-cell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J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J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0" table:formula="of:=SUM([.H6:.AJ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J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J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1" table:formula="of:=SUM([.H9:.AJ9])" table:style-name="ce114">
            <text:p>1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J1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J1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J1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J1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J1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J1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J1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J1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J1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J1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J2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J2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J2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J2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J2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J2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J2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J2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J2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J2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J3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J3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J3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J3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J3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J35])" table:style-name="ce115">
            <text:p>0</text:p>
          </table:table-cell>
          <table:table-cell table:style-name="ce41"/>
          <table:table-cell table:number-columns-repeated="4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41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3" table:formula="of:=SUM([.H36:.AJ36])" table:style-name="ce48">
            <text:p>3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50">
            <text:p>0</text:p>
          </table:table-cell>
          <table:table-cell office:value-type="float" office:value="0" table:formula="of:=SUM([.J3:.J35])" table:style-name="ce50">
            <text:p>0</text:p>
          </table:table-cell>
          <table:table-cell office:value-type="float" office:value="0" table:formula="of:=SUM([.K3:.K35])" table:style-name="ce50">
            <text:p>0</text:p>
          </table:table-cell>
          <table:table-cell office:value-type="float" office:value="0" table:formula="of:=SUM([.L3:.L35])" table:style-name="ce50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0">
            <text:p>0</text:p>
          </table:table-cell>
          <table:table-cell office:value-type="float" office:value="0" table:formula="of:=SUM([.P3:.P35])" table:style-name="ce50">
            <text:p>0</text:p>
          </table:table-cell>
          <table:table-cell office:value-type="float" office:value="0" table:formula="of:=SUM([.Q3:.Q35])" table:style-name="ce50">
            <text:p>0</text:p>
          </table:table-cell>
          <table:table-cell office:value-type="float" office:value="0" table:formula="of:=SUM([.R3:.R35])" table:style-name="ce50">
            <text:p>0</text:p>
          </table:table-cell>
          <table:table-cell office:value-type="float" office:value="0" table:formula="of:=SUM([.S3:.S35])" table:style-name="ce50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1" table:formula="of:=SUM([.V3:.V35])" table:style-name="ce50">
            <text:p>1</text:p>
          </table:table-cell>
          <table:table-cell office:value-type="float" office:value="0" table:formula="of:=SUM([.W3:.W35])" table:style-name="ce50">
            <text:p>0</text:p>
          </table:table-cell>
          <table:table-cell office:value-type="float" office:value="0" table:formula="of:=SUM([.X3:.X35])" table:style-name="ce50">
            <text:p>0</text:p>
          </table:table-cell>
          <table:table-cell office:value-type="float" office:value="2" table:formula="of:=SUM([.Y3:.Y35])" table:style-name="ce50">
            <text:p>2</text:p>
          </table:table-cell>
          <table:table-cell office:value-type="float" office:value="0" table:formula="of:=SUM([.Z3:.Z35])" table:style-name="ce50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0">
            <text:p>0</text:p>
          </table:table-cell>
          <table:table-cell office:value-type="float" office:value="0" table:formula="of:=SUM([.AD3:.AD35])" table:style-name="ce50">
            <text:p>0</text:p>
          </table:table-cell>
          <table:table-cell office:value-type="float" office:value="0" table:formula="of:=SUM([.AE3:.AE35])" table:style-name="ce50">
            <text:p>0</text:p>
          </table:table-cell>
          <table:table-cell office:value-type="float" office:value="0" table:formula="of:=SUM([.AF3:.AF35])" table:style-name="ce50">
            <text:p>0</text:p>
          </table:table-cell>
          <table:table-cell office:value-type="float" office:value="0" table:formula="of:=SUM([.AG3:.AG35])" table:style-name="ce5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Q3:.AQ35])" table:style-name="ce54">
            <text:p>0</text:p>
          </table:table-cell>
          <table:table-cell table:number-columns-repeated="16341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9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Feb.$A$1:Feb.$AQ$36" table:base-cell-address="Feb.$A$1"/>
        </table:named-expressions>
      </table:table>
      <table:table table:name="Mar" table:style-name="ta2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1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L3])" table:style-name="ce116">
            <text:p>0</text:p>
          </table:table-cell>
          <table:table-cell table:style-name="ce18"/>
          <table:table-cell table:number-columns-repeated="3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4" table:style-name="ce66"/>
          <table:table-cell table:number-columns-repeated="3" table:style-name="ce20"/>
          <table:table-cell table:number-columns-repeated="2" table:style-name="ce66"/>
          <table:table-cell table:number-columns-repeated="8" table:style-name="ce20"/>
          <table:table-cell table:style-name="ce67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6">
            <text:p>0</text:p>
          </table:table-cell>
          <table:table-cell table:style-name="ce41"/>
          <table:table-cell table:number-columns-repeated="3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4" table:style-name="ce70"/>
          <table:table-cell table:number-columns-repeated="3" table:style-name="ce43"/>
          <table:table-cell table:number-columns-repeated="2" table:style-name="ce70"/>
          <table:table-cell table:number-columns-repeated="8" table:style-name="ce43"/>
          <table:table-cell table:style-name="ce71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72">
            <text:p>0</text:p>
          </table:table-cell>
          <table:table-cell office:value-type="float" office:value="0" table:formula="of:=SUM([.J3:.J35])" table:style-name="ce72">
            <text:p>0</text:p>
          </table:table-cell>
          <table:table-cell office:value-type="float" office:value="0" table:formula="of:=SUM([.K3:.K35])" table:style-name="ce72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72">
            <text:p>0</text:p>
          </table:table-cell>
          <table:table-cell office:value-type="float" office:value="0" table:formula="of:=SUM([.Q3:.Q35])" table:style-name="ce72">
            <text:p>0</text:p>
          </table:table-cell>
          <table:table-cell office:value-type="float" office:value="0" table:formula="of:=SUM([.R3:.R35])" table:style-name="ce72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72">
            <text:p>0</text:p>
          </table:table-cell>
          <table:table-cell office:value-type="float" office:value="0" table:formula="of:=SUM([.V3:.V35])" table:style-name="ce72">
            <text:p>0</text:p>
          </table:table-cell>
          <table:table-cell office:value-type="float" office:value="0" table:formula="of:=SUM([.W3:.W35])" table:style-name="ce72">
            <text:p>0</text:p>
          </table:table-cell>
          <table:table-cell office:value-type="float" office:value="0" table:formula="of:=SUM([.X3:.X35])" table:style-name="ce72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72">
            <text:p>0</text:p>
          </table:table-cell>
          <table:table-cell office:value-type="float" office:value="0" table:formula="of:=SUM([.AC3:.AC35])" table:style-name="ce72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73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5 de marzo, festivo: Cincomarzad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18 de marzo: San Pepe (EINA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3 de marzo: San Brauli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4 y 25 de marzo, festivos: Semana Sant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8, 29 y 30 de marz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28" table:style-name="ro6">
          <table:table-cell table:number-columns-repeated="16384"/>
        </table:table-row>
        <table:named-expressions>
          <table:named-range table:name="Print_Area" table:cell-range-address="Mar.$A$1:Mar.$AS$37" table:base-cell-address="Mar.$A$1"/>
        </table:named-expressions>
      </table:table>
      <table:table table:name="Abr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76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2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K3])" table:style-name="ce117">
            <text:p>0</text:p>
          </table:table-cell>
          <table:table-cell table:style-name="ce77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17">
            <text:p>0</text:p>
          </table:table-cell>
          <table:table-cell table:style-name="ce81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83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72">
            <text:p>0</text:p>
          </table:table-cell>
          <table:table-cell office:value-type="float" office:value="0" table:formula="of:=SUM([.L3:.L35])" table:style-name="ce72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72">
            <text:p>0</text:p>
          </table:table-cell>
          <table:table-cell office:value-type="float" office:value="0" table:formula="of:=SUM([.S3:.S35])" table:style-name="ce72">
            <text:p>0</text:p>
          </table:table-cell>
          <table:table-cell office:value-type="float" office:value="0" table:formula="of:=SUM([.T3:.T35])" table:style-name="ce72">
            <text:p>0</text:p>
          </table:table-cell>
          <table:table-cell office:value-type="float" office:value="0" table:formula="of:=SUM([.U3:.U35])" table:style-name="ce72">
            <text:p>0</text:p>
          </table:table-cell>
          <table:table-cell office:value-type="float" office:value="0" table:formula="of:=SUM([.V3:.V35])" table:style-name="ce72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72">
            <text:p>0</text:p>
          </table:table-cell>
          <table:table-cell office:value-type="float" office:value="0" table:formula="of:=SUM([.Z3:.Z35])" table:style-name="ce72">
            <text:p>0</text:p>
          </table:table-cell>
          <table:table-cell office:value-type="float" office:value="0" table:formula="of:=SUM([.AA3:.AA35])" table:style-name="ce72">
            <text:p>0</text:p>
          </table:table-cell>
          <table:table-cell office:value-type="float" office:value="0" table:formula="of:=SUM([.AB3:.AB35])" table:style-name="ce72">
            <text:p>0</text:p>
          </table:table-cell>
          <table:table-cell office:value-type="float" office:value="0" table:formula="of:=SUM([.AC3:.AC35])" table:style-name="ce72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72">
            <text:p>0</text:p>
          </table:table-cell>
          <table:table-cell office:value-type="float" office:value="0" table:formula="of:=SUM([.AG3:.AG35])" table:style-name="ce72">
            <text:p>0</text:p>
          </table:table-cell>
          <table:table-cell office:value-type="float" office:value="0" table:formula="of:=SUM([.AH3:.AH35])" table:style-name="ce72">
            <text:p>0</text:p>
          </table:table-cell>
          <table:table-cell office:value-type="float" office:value="0" table:formula="of:=SUM([.AI3:.AI35])" table:style-name="ce72">
            <text:p>0</text:p>
          </table:table-cell>
          <table:table-cell office:value-type="float" office:value="0" table:formula="of:=SUM([.AJ3:.AJ35])" table:style-name="ce72">
            <text:p>0</text:p>
          </table:table-cell>
          <table:table-cell office:value-type="float" office:value="0" table:formula="of:=SUM([.AK3:.AK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3 de abril, festivo: San Jorge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Abr.$A$1:Abr.$AR$37" table:base-cell-address="Abr.$A$1"/>
        </table:named-expressions>
      </table:table>
      <table:table table:name="May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3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L3])" table:style-name="ce118">
            <text:p>0</text:p>
          </table:table-cell>
          <table:table-cell table:style-name="ce86"/>
          <table:table-cell table:style-name="ce20"/>
          <table:table-cell table:number-columns-repeated="4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style-name="ce66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8">
            <text:p>0</text:p>
          </table:table-cell>
          <table:table-cell table:style-name="ce88"/>
          <table:table-cell table:style-name="ce43"/>
          <table:table-cell table:number-columns-repeated="4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style-name="ce70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89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72">
            <text:p>0</text:p>
          </table:table-cell>
          <table:table-cell office:value-type="float" office:value="0" table:formula="of:=SUM([.K3:.K35])" table:style-name="ce72">
            <text:p>0</text:p>
          </table:table-cell>
          <table:table-cell office:value-type="float" office:value="0" table:formula="of:=SUM([.L3:.L35])" table:style-name="ce72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72">
            <text:p>0</text:p>
          </table:table-cell>
          <table:table-cell office:value-type="float" office:value="0" table:formula="of:=SUM([.Q3:.Q35])" table:style-name="ce72">
            <text:p>0</text:p>
          </table:table-cell>
          <table:table-cell office:value-type="float" office:value="0" table:formula="of:=SUM([.R3:.R35])" table:style-name="ce72">
            <text:p>0</text:p>
          </table:table-cell>
          <table:table-cell office:value-type="float" office:value="0" table:formula="of:=SUM([.S3:.S35])" table:style-name="ce72">
            <text:p>0</text:p>
          </table:table-cell>
          <table:table-cell office:value-type="float" office:value="0" table:formula="of:=SUM([.T3:.T35])" table:style-name="ce72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72">
            <text:p>0</text:p>
          </table:table-cell>
          <table:table-cell office:value-type="float" office:value="0" table:formula="of:=SUM([.X3:.X35])" table:style-name="ce72">
            <text:p>0</text:p>
          </table:table-cell>
          <table:table-cell office:value-type="float" office:value="0" table:formula="of:=SUM([.Y3:.Y35])" table:style-name="ce72">
            <text:p>0</text:p>
          </table:table-cell>
          <table:table-cell office:value-type="float" office:value="0" table:formula="of:=SUM([.Z3:.Z35])" table:style-name="ce72">
            <text:p>0</text:p>
          </table:table-cell>
          <table:table-cell office:value-type="float" office:value="0" table:formula="of:=SUM([.AA3:.AA35])" table:style-name="ce72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1">
            <text:p>0</text:p>
          </table:table-cell>
          <table:table-cell office:value-type="float" office:value="0" table:formula="of:=SUM([.AD3:.AD35])" table:style-name="ce72">
            <text:p>0</text:p>
          </table:table-cell>
          <table:table-cell office:value-type="float" office:value="0" table:formula="of:=SUM([.AE3:.AE35])" table:style-name="ce72">
            <text:p>0</text:p>
          </table:table-cell>
          <table:table-cell office:value-type="float" office:value="0" table:formula="of:=SUM([.AF3:.AF35])" table:style-name="ce72">
            <text:p>0</text:p>
          </table:table-cell>
          <table:table-cell office:value-type="float" office:value="0" table:formula="of:=SUM([.AG3:.AG35])" table:style-name="ce72">
            <text:p>0</text:p>
          </table:table-cell>
          <table:table-cell office:value-type="float" office:value="0" table:formula="of:=SUM([.AH3:.AH35])" table:style-name="ce72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72">
            <text:p>0</text:p>
          </table:table-cell>
          <table:table-cell office:value-type="float" office:value="0" table:formula="of:=SUM([.AL3:.AL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 de mayo, festivo: en sustitución del Día del Trabajo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May.$A$1:May.$AS$37" table:base-cell-address="May.$A$1"/>
        </table:named-expressions>
      </table:table>
      <table:table table:name="Jun" table:style-name="ta4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4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K3])" table:style-name="ce119">
            <text:p>0</text:p>
          </table:table-cell>
          <table:table-cell table:number-columns-repeated="3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3" table:style-name="ce66"/>
          <table:table-cell table:style-name="ce2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0">
            <text:p>0</text:p>
          </table:table-cell>
          <table:table-cell table:number-columns-repeated="3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3" table:style-name="ce70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72">
            <text:p>0</text:p>
          </table:table-cell>
          <table:table-cell office:value-type="float" office:value="0" table:formula="of:=SUM([.I3:.I35])" table:style-name="ce72">
            <text:p>0</text:p>
          </table:table-cell>
          <table:table-cell office:value-type="float" office:value="0" table:formula="of:=SUM([.J3:.J35])" table:style-name="ce72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72">
            <text:p>0</text:p>
          </table:table-cell>
          <table:table-cell office:value-type="float" office:value="0" table:formula="of:=SUM([.Q3:.Q35])" table:style-name="ce72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72">
            <text:p>0</text:p>
          </table:table-cell>
          <table:table-cell office:value-type="float" office:value="0" table:formula="of:=SUM([.U3:.U35])" table:style-name="ce72">
            <text:p>0</text:p>
          </table:table-cell>
          <table:table-cell office:value-type="float" office:value="0" table:formula="of:=SUM([.V3:.V35])" table:style-name="ce72">
            <text:p>0</text:p>
          </table:table-cell>
          <table:table-cell office:value-type="float" office:value="0" table:formula="of:=SUM([.W3:.W35])" table:style-name="ce72">
            <text:p>0</text:p>
          </table:table-cell>
          <table:table-cell office:value-type="float" office:value="0" table:formula="of:=SUM([.X3:.X35])" table:style-name="ce72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72">
            <text:p>0</text:p>
          </table:table-cell>
          <table:table-cell office:value-type="float" office:value="0" table:formula="of:=SUM([.AB3:.AB35])" table:style-name="ce72">
            <text:p>0</text:p>
          </table:table-cell>
          <table:table-cell office:value-type="float" office:value="0" table:formula="of:=SUM([.AC3:.AC35])" table:style-name="ce72">
            <text:p>0</text:p>
          </table:table-cell>
          <table:table-cell office:value-type="float" office:value="0" table:formula="of:=SUM([.AD3:.AD35])" table:style-name="ce72">
            <text:p>0</text:p>
          </table:table-cell>
          <table:table-cell office:value-type="float" office:value="0" table:formula="of:=SUM([.AE3:.AE35])" table:style-name="ce72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72">
            <text:p>0</text:p>
          </table:table-cell>
          <table:table-cell office:value-type="float" office:value="0" table:formula="of:=SUM([.AI3:.AI35])" table:style-name="ce72">
            <text:p>0</text:p>
          </table:table-cell>
          <table:table-cell office:value-type="float" office:value="0" table:formula="of:=SUM([.AJ3:.AJ35])" table:style-name="ce72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n.$B$2:Jun.$AR$42" table:base-cell-address="Jun.$A$1"/>
        </table:named-expressions>
      </table:table>
      <table:table table:name="Jul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76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5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L3])" table:style-name="ce121">
            <text:p>0</text:p>
          </table:table-cell>
          <table:table-cell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style-name="ce20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1">
            <text:p>0</text:p>
          </table:table-cell>
          <table:table-cell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style-name="ce43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72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72">
            <text:p>0</text:p>
          </table:table-cell>
          <table:table-cell office:value-type="float" office:value="0" table:formula="of:=SUM([.L3:.L35])" table:style-name="ce72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93">
            <text:p>0</text:p>
          </table:table-cell>
          <table:table-cell office:value-type="float" office:value="0" table:formula="of:=SUM([.S3:.S35])" table:style-name="ce93">
            <text:p>0</text:p>
          </table:table-cell>
          <table:table-cell office:value-type="float" office:value="0" table:formula="of:=SUM([.T3:.T35])" table:style-name="ce93">
            <text:p>0</text:p>
          </table:table-cell>
          <table:table-cell office:value-type="float" office:value="0" table:formula="of:=SUM([.U3:.U35])" table:style-name="ce93">
            <text:p>0</text:p>
          </table:table-cell>
          <table:table-cell office:value-type="float" office:value="0" table:formula="of:=SUM([.V3:.V35])" table:style-name="ce93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93">
            <text:p>0</text:p>
          </table:table-cell>
          <table:table-cell office:value-type="float" office:value="0" table:formula="of:=SUM([.AA3:.AA35])" table:style-name="ce93">
            <text:p>0</text:p>
          </table:table-cell>
          <table:table-cell office:value-type="float" office:value="0" table:formula="of:=SUM([.AB3:.AB35])" table:style-name="ce93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93">
            <text:p>0</text:p>
          </table:table-cell>
          <table:table-cell office:value-type="float" office:value="0" table:formula="of:=SUM([.AG3:.AG35])" table:style-name="ce93">
            <text:p>0</text:p>
          </table:table-cell>
          <table:table-cell office:value-type="float" office:value="0" table:formula="of:=SUM([.AH3:.AH35])" table:style-name="ce93">
            <text:p>0</text:p>
          </table:table-cell>
          <table:table-cell office:value-type="float" office:value="0" table:formula="of:=SUM([.AI3:.AI35])" table:style-name="ce93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5" table:style-name="ce2"/>
          <table:table-cell table:style-name="ce56"/>
          <table:table-cell table:style-name="ce57"/>
          <table:table-cell table:number-columns-repeated="1007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l.$A$1:Jul.$AS$37" table:base-cell-address="Jul.$A$1"/>
        </table:named-expressions>
      </table:table>
      <table:table table:name="Ago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94">
            <text:p>11</text:p>
          </table:table-cell>
          <table:table-cell office:value-type="float" office:value="12" table:style-name="ce94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6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L3])" table:style-name="ce122">
            <text:p>0</text:p>
          </table:table-cell>
          <table:table-cell table:number-columns-repeated="15" table:style-name="ce20"/>
          <table:table-cell table:number-columns-repeated="4" table:style-name="ce77"/>
          <table:table-cell table:number-columns-repeated="2" table:style-name="ce20"/>
          <table:table-cell table:number-columns-repeated="2" table:style-name="ce77"/>
          <table:table-cell table:number-columns-repeated="3" table:style-name="ce95"/>
          <table:table-cell table:number-columns-repeated="2" table:style-name="ce20"/>
          <table:table-cell table:number-columns-repeated="2" table:style-name="ce77"/>
          <table:table-cell table:style-name="ce67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3">
            <text:p>0</text:p>
          </table:table-cell>
          <table:table-cell table:number-columns-repeated="15" table:style-name="ce43"/>
          <table:table-cell table:number-columns-repeated="3" table:style-name="ce92"/>
          <table:table-cell table:style-name="ce81"/>
          <table:table-cell table:number-columns-repeated="2" table:style-name="ce43"/>
          <table:table-cell table:number-columns-repeated="2" table:style-name="ce92"/>
          <table:table-cell table:number-columns-repeated="3" table:style-name="ce97"/>
          <table:table-cell table:number-columns-repeated="2" table:style-name="ce43"/>
          <table:table-cell table:style-name="ce92"/>
          <table:table-cell table:style-name="ce81"/>
          <table:table-cell table:style-name="ce98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51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93">
            <text:p>0</text:p>
          </table:table-cell>
          <table:table-cell office:value-type="float" office:value="0" table:formula="of:=SUM([.X3:.X35])" table:style-name="ce93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83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93">
            <text:p>0</text:p>
          </table:table-cell>
          <table:table-cell office:value-type="float" office:value="0" table:formula="of:=SUM([.AE3:.AE35])" table:style-name="ce99">
            <text:p>0</text:p>
          </table:table-cell>
          <table:table-cell office:value-type="float" office:value="0" table:formula="of:=SUM([.AF3:.AF35])" table:style-name="ce99">
            <text:p>0</text:p>
          </table:table-cell>
          <table:table-cell office:value-type="float" office:value="0" table:formula="of:=SUM([.AG3:.AG35])" table:style-name="ce99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83">
            <text:p>0</text:p>
          </table:table-cell>
          <table:table-cell office:value-type="float" office:value="0" table:formula="of:=SUM([.AL3:.AL35])" table:style-name="ce100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del 1 al 14 de agost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15 de agosto, festivo: Asunción de la Virgen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1" table:style-name="ro6">
          <table:table-cell table:number-columns-repeated="16384"/>
        </table:table-row>
        <table:named-expressions>
          <table:named-range table:name="Print_Area" table:cell-range-address="Ago.$A$1:Ago.$AS$37" table:base-cell-address="Ago.$A$1"/>
        </table:named-expressions>
      </table:table>
      <table:table table:name="Sep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7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K3])" table:style-name="ce124">
            <text:p>0</text:p>
          </table:table-cell>
          <table:table-cell table:number-columns-repeated="2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4" table:style-name="ce101"/>
          <table:table-cell table:style-name="ce10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5">
            <text:p>0</text:p>
          </table:table-cell>
          <table:table-cell table:number-columns-repeated="2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4" table:style-name="ce70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72">
            <text:p>0</text:p>
          </table:table-cell>
          <table:table-cell office:value-type="float" office:value="0" table:formula="of:=SUM([.I3:.I35])" table:style-name="ce72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72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72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72">
            <text:p>0</text:p>
          </table:table-cell>
          <table:table-cell office:value-type="float" office:value="0" table:formula="of:=SUM([.T3:.T35])" table:style-name="ce72">
            <text:p>0</text:p>
          </table:table-cell>
          <table:table-cell office:value-type="float" office:value="0" table:formula="of:=SUM([.U3:.U35])" table:style-name="ce72">
            <text:p>0</text:p>
          </table:table-cell>
          <table:table-cell office:value-type="float" office:value="0" table:formula="of:=SUM([.V3:.V35])" table:style-name="ce72">
            <text:p>0</text:p>
          </table:table-cell>
          <table:table-cell office:value-type="float" office:value="0" table:formula="of:=SUM([.W3:.W35])" table:style-name="ce72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72">
            <text:p>0</text:p>
          </table:table-cell>
          <table:table-cell office:value-type="float" office:value="0" table:formula="of:=SUM([.AA3:.AA35])" table:style-name="ce72">
            <text:p>0</text:p>
          </table:table-cell>
          <table:table-cell office:value-type="float" office:value="0" table:formula="of:=SUM([.AB3:.AB35])" table:style-name="ce72">
            <text:p>0</text:p>
          </table:table-cell>
          <table:table-cell office:value-type="float" office:value="0" table:formula="of:=SUM([.AC3:.AC35])" table:style-name="ce72">
            <text:p>0</text:p>
          </table:table-cell>
          <table:table-cell office:value-type="float" office:value="0" table:formula="of:=SUM([.AD3:.AD35])" table:style-name="ce72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72">
            <text:p>0</text:p>
          </table:table-cell>
          <table:table-cell office:value-type="float" office:value="0" table:formula="of:=SUM([.AH3:.AH35])" table:style-name="ce72">
            <text:p>0</text:p>
          </table:table-cell>
          <table:table-cell office:value-type="float" office:value="0" table:formula="of:=SUM([.AI3:.AI35])" table:style-name="ce72">
            <text:p>0</text:p>
          </table:table-cell>
          <table:table-cell office:value-type="float" office:value="0" table:formula="of:=SUM([.AJ3:.AJ35])" table:style-name="ce72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Sep.$A$1:Sep.$AR$37" table:base-cell-address="Sep.$A$1"/>
        </table:named-expressions>
      </table:table>
      <table:table table:name="RESUMEN_GLOBAL" table:style-name="ta5">
        <table:table-column table:style-name="co4" table:number-columns-repeated="5" table:default-cell-style-name="ce56"/>
        <table:table-column table:style-name="co2" table:default-cell-style-name="ce56"/>
        <table:table-column table:style-name="co10" table:default-cell-style-name="ce56"/>
        <table:table-column table:style-name="co11" table:number-columns-repeated="8" table:default-cell-style-name="ce104"/>
        <table:table-column table:style-name="co8" table:number-columns-repeated="1005" table:default-cell-style-name="ce56"/>
        <table:table-column table:style-name="co8" table:number-columns-repeated="4" table:default-cell-style-name="ce1"/>
        <table:table-column table:style-name="co9" table:number-columns-repeated="15360" table:default-cell-style-name="ce1"/>
        <table:table-row table:style-name="ro7">
          <table:table-cell table:number-columns-repeated="5"/>
          <table:table-cell table:number-columns-repeated="2" table:style-name="ce56"/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HOJA_RECOPILACION_ESFUERZOS_GLOBAL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(esta hoja se auto-completa a partir de las pestañas mensuales)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7">
          <table:table-cell table:number-columns-repeated="5" table:style-name="ce106"/>
          <table:table-cell table:number-columns-repeated="2" table:style-name="ce106"/>
          <table:table-cell table:number-columns-repeated="8" table:style-name="ce105"/>
          <table:table-cell table:number-columns-repeated="1005" table:style-name="ce106"/>
          <table:table-cell table:number-columns-repeated="4" table:style-name="ce1"/>
          <table:table-cell table:number-columns-repeated="15360" table:style-name="ce106"/>
        </table:table-row>
        <table:table-row table:style-name="ro2">
          <table:table-cell table:number-columns-repeated="5"/>
          <table:table-cell office:value-type="string" table:style-name="ce107">
            <text:p>Descripción</text:p>
          </table:table-cell>
          <table:table-cell office:value-type="string" table:style-name="ce106">
            <text:p>total</text:p>
          </table:table-cell>
          <table:table-cell office:value-type="date" office:date-value="2016-02-01T00:00:00" table:style-name="ce108">
            <text:p>feb-16</text:p>
          </table:table-cell>
          <table:table-cell office:value-type="date" office:date-value="2016-03-01T00:00:00" table:style-name="ce108">
            <text:p>mar-16</text:p>
          </table:table-cell>
          <table:table-cell office:value-type="date" office:date-value="2016-04-01T00:00:00" table:style-name="ce108">
            <text:p>abr-16</text:p>
          </table:table-cell>
          <table:table-cell office:value-type="date" office:date-value="2016-05-01T00:00:00" table:style-name="ce108">
            <text:p>may-16</text:p>
          </table:table-cell>
          <table:table-cell office:value-type="date" office:date-value="2016-06-01T00:00:00" table:style-name="ce108">
            <text:p>jun-16</text:p>
          </table:table-cell>
          <table:table-cell office:value-type="date" office:date-value="2016-07-01T00:00:00" table:style-name="ce108">
            <text:p>jul-16</text:p>
          </table:table-cell>
          <table:table-cell office:value-type="date" office:date-value="2016-08-01T00:00:00" table:style-name="ce108">
            <text:p>ago-16</text:p>
          </table:table-cell>
          <table:table-cell office:value-type="date" office:date-value="2016-09-01T00:00:00" table:style-name="ce108">
            <text:p>sep-16</text:p>
          </table:table-cell>
          <table:table-cell table:number-columns-repeated="1005" table:style-name="ce10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09">
            <text:p>Esfuerzos generales</text:p>
          </table:table-cell>
          <table:table-cell office:value-type="float" office:value="3" table:formula="of:=SUM([.H6:.O6])" table:style-name="ce126">
            <text:p>3</text:p>
          </table:table-cell>
          <table:table-cell office:value-type="float" office:value="3" table:formula="of:=[Feb.G36]" table:style-name="ce111">
            <text:p>3</text:p>
          </table:table-cell>
          <table:table-cell office:value-type="float" office:value="0" table:formula="of:=[Mar.G36]" table:style-name="ce111">
            <text:p>0</text:p>
          </table:table-cell>
          <table:table-cell office:value-type="float" office:value="0" table:formula="of:=[Abr.G36]" table:style-name="ce111">
            <text:p>0</text:p>
          </table:table-cell>
          <table:table-cell office:value-type="float" office:value="0" table:formula="of:=[May.G36]" table:style-name="ce111">
            <text:p>0</text:p>
          </table:table-cell>
          <table:table-cell office:value-type="float" office:value="0" table:formula="of:=[Jun.G36]" table:style-name="ce111">
            <text:p>0</text:p>
          </table:table-cell>
          <table:table-cell office:value-type="float" office:value="0" table:formula="of:=[Jul.G36]" table:style-name="ce111">
            <text:p>0</text:p>
          </table:table-cell>
          <table:table-cell office:value-type="float" office:value="0" table:formula="of:=[Ago.G36]" table:style-name="ce111">
            <text:p>0</text:p>
          </table:table-cell>
          <table:table-cell office:value-type="float" office:value="0" table:formula="of:=[Sep.G36]" table:style-name="ce111">
            <text:p>0</text:p>
          </table:table-cell>
          <table:table-cell table:style-name="ce56"/>
          <table:table-cell table:style-name="ce106"/>
          <table:table-cell table:number-columns-repeated="1003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2">
            <text:p>Esfuerzos de formación</text:p>
          </table:table-cell>
          <table:table-cell office:value-type="float" office:value="0" table:formula="of:=SUM([.H7:.O7])" table:style-name="ce126">
            <text:p>0</text:p>
          </table:table-cell>
          <table:table-cell office:value-type="float" office:value="0" table:formula="of:=[Feb.AQ36]" table:style-name="ce113">
            <text:p>0</text:p>
          </table:table-cell>
          <table:table-cell office:value-type="float" office:value="0" table:formula="of:=[Mar.AS36]" table:style-name="ce113">
            <text:p>0</text:p>
          </table:table-cell>
          <table:table-cell office:value-type="float" office:value="0" table:formula="of:=[Abr.AR36]" table:style-name="ce113">
            <text:p>0</text:p>
          </table:table-cell>
          <table:table-cell office:value-type="float" office:value="0" table:formula="of:=[May.AS36]" table:style-name="ce113">
            <text:p>0</text:p>
          </table:table-cell>
          <table:table-cell office:value-type="float" office:value="0" table:formula="of:=[Jun.AR36]" table:style-name="ce113">
            <text:p>0</text:p>
          </table:table-cell>
          <table:table-cell office:value-type="float" office:value="0" table:formula="of:=[Jul.AS36]" table:style-name="ce113">
            <text:p>0</text:p>
          </table:table-cell>
          <table:table-cell office:value-type="float" office:value="0" table:formula="of:=[Ago.AS36]" table:style-name="ce113">
            <text:p>0</text:p>
          </table:table-cell>
          <table:table-cell office:value-type="float" office:value="0" table:formula="of:=[Sep.AR36]" table:style-name="ce113">
            <text:p>0</text:p>
          </table:table-cell>
          <table:table-cell table:number-columns-repeated="1005" table:style-name="ce56"/>
          <table:table-cell table:number-columns-repeated="15364" table:style-name="ce1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table:number-columns-repeated="5"/>
          <table:table-cell table:style-name="ce56">
            <draw:frame draw:z-index="1" draw:id="id0" draw:style-name="a8" draw:name="Gráfico 1" svg:x="2.15866in" svg:y="0.20827in" svg:width="11.62441in" svg:height="5.7523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99CCFF"/>
    </style:style>
    <style:style style:name="cf2" style:family="table-cell" style:data-style-name="N0">
      <style:table-cell-properties style:vertical-align="automatic" fo:background-color="#CCFFFF"/>
    </style:style>
    <style:style style:name="cf3" style:family="table-cell" style:data-style-name="N0">
      <style:table-cell-properties fo:background-color="#CCFFFF"/>
    </style:style>
    <style:style style:name="cf4" style:family="table-cell" style:data-style-name="N0">
      <style:table-cell-properties fo:background-color="#99CCFF"/>
    </style: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5" style:family="table-cell">
      <style:table-cell-properties fo:background-color="#CCFFFF"/>
      <style:text-properties fo:color="#000000" style:font-family-generic="swiss"/>
    </style:style>
    <style:style style:name="cf6" style:family="table-cell">
      <style:table-cell-properties fo:background-color="#99CCFF"/>
      <style:text-properties fo:color="#0000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9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5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Libro de recopilación de esfuerzos 2012</dc:title>
    <meta:initial-creator>IAAA</meta:initial-creator>
    <dc:creator>Alberto Martinez Menendez</dc:creator>
    <meta:creation-date>1998-04-22T21:17:17Z</meta:creation-date>
    <dc:date>2016-02-18T12:37:44Z</dc:date>
    <meta:print-date>2010-12-15T16:23:27Z</meta:print-date>
    <meta:editing-cycles>4</meta:editing-cycles>
    <meta:editing-duration>PT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ff00f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78in" svg:stroke-color="#808080" svg:stroke-opacity="100%"/>
    </style:style>
  </office:automatic-styles>
  <office:body>
    <office:chart>
      <chart:chart chart:class="chart:line" svg:height="414.169842519685pt" svg:width="836.9574803149607pt" chart:style-name="Crt0">
        <chart:title svg:x="280.787874015748pt" svg:y="11.40299212598425pt" chart:style-name="CT00">
          <text:p text:style-name="a0" text:class-names="" text:cond-style-name="">Gráfica Esfuerzos totales/Formación</text:p>
        </chart:title>
        <chart:legend chart:legend-position="end" chart:legend-align="center" chart:style-name="Lgnd"/>
        <chart:plot-area svg:x="35.50181102362205pt" svg:y="55.4932283464567pt" svg:width="624.5915748031496pt" svg:height="322.6781102362204pt" chart:style-name="Plt0">
          <chart:axis chart:dimension="y" chart:name="primary-y" chart:style-name="Axs0">
            <chart:title svg:x="12.54669291338583pt" svg:y="191.0751181102362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350.4199212598425pt" svg:y="382.898031496063pt" chart:style-name="AT01">
              <text:p text:style-name="a2" text:class-names="" text:cond-style-name="">Mes</text:p>
            </chart:title>
          </chart:axis>
          <chart:series chart:label-cell-address="RESUMEN_GLOBAL.$F$1048576" chart:values-cell-range-address="RESUMEN_GLOBAL.$H$1048576:.$R$1048576" chart:class="chart:line" chart:attached-axis="primary-y" chart:style-name="G0S0">
            <chart:data-point chart:repeated="11"/>
          </chart:series>
          <chart:series chart:label-cell-address="RESUMEN_GLOBAL.$F$1048576" chart:values-cell-range-address="RESUMEN_GLOBAL.$H$1048576:.$R$1048576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